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4" style:family="table-cell" style:parent-style-name="Default" style:data-style-name="N109"/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office:value-type="float" office:value="40.184" calcext:value-type="float">
            <text:p>40,184</text:p>
          </table:table-cell>
          <table:table-cell office:value-type="float" office:value="42.025" calcext:value-type="float">
            <text:p>42,025</text:p>
          </table:table-cell>
          <table:table-cell office:value-type="float" office:value="45.706" calcext:value-type="float">
            <text:p>45,706</text:p>
          </table:table-cell>
          <table:table-cell office:value-type="float" office:value="46.626" calcext:value-type="float">
            <text:p>46,626</text:p>
          </table:table-cell>
          <table:table-cell office:value-type="float" office:value="45.706" calcext:value-type="float">
            <text:p>45,706</text:p>
          </table:table-cell>
          <table:table-cell office:value-type="float" office:value="45.092" calcext:value-type="float">
            <text:p>45,092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558" calcext:value-type="float">
            <text:p>43,558</text:p>
          </table:table-cell>
          <table:table-cell table:number-columns-repeated="3" office:value-type="float" office:value="43.865" calcext:value-type="float">
            <text:p>43,865</text:p>
          </table:table-cell>
          <table:table-cell office:value-type="float" office:value="42.638" calcext:value-type="float">
            <text:p>42,638</text:p>
          </table:table-cell>
          <table:table-cell office:value-type="float" office:value="42.945" calcext:value-type="float">
            <text:p>42,945</text:p>
          </table:table-cell>
          <table:table-cell office:value-type="float" office:value="44.172" calcext:value-type="float">
            <text:p>44,172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5.092" calcext:value-type="float">
            <text:p>45,092</text:p>
          </table:table-cell>
          <table:table-cell office:value-type="float" office:value="42.638" calcext:value-type="float">
            <text:p>42,638</text:p>
          </table:table-cell>
          <table:table-cell office:value-type="float" office:value="42.945" calcext:value-type="float">
            <text:p>42,945</text:p>
          </table:table-cell>
          <table:table-cell table:style-name="ce15" table:formula="of:=AVERAGE([.B2:.Y2])" office:value-type="float" office:value="44.2229166666667" calcext:value-type="float">
            <text:p>44,22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office:value-type="float" office:value="39.877" calcext:value-type="float">
            <text:p>39,877</text:p>
          </table:table-cell>
          <table:table-cell office:value-type="float" office:value="41.718" calcext:value-type="float">
            <text:p>41,718</text:p>
          </table:table-cell>
          <table:table-cell office:value-type="float" office:value="45.399" calcext:value-type="float">
            <text:p>45,399</text:p>
          </table:table-cell>
          <table:table-cell office:value-type="float" office:value="46.319" calcext:value-type="float">
            <text:p>46,319</text:p>
          </table:table-cell>
          <table:table-cell office:value-type="float" office:value="45.399" calcext:value-type="float">
            <text:p>45,399</text:p>
          </table:table-cell>
          <table:table-cell office:value-type="float" office:value="45.092" calcext:value-type="float">
            <text:p>45,092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558" calcext:value-type="float">
            <text:p>43,558</text:p>
          </table:table-cell>
          <table:table-cell table:number-columns-repeated="3" office:value-type="float" office:value="43.865" calcext:value-type="float">
            <text:p>43,865</text:p>
          </table:table-cell>
          <table:table-cell office:value-type="float" office:value="42.638" calcext:value-type="float">
            <text:p>42,638</text:p>
          </table:table-cell>
          <table:table-cell office:value-type="float" office:value="42.945" calcext:value-type="float">
            <text:p>42,945</text:p>
          </table:table-cell>
          <table:table-cell office:value-type="float" office:value="44.172" calcext:value-type="float">
            <text:p>44,172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5.092" calcext:value-type="float">
            <text:p>45,092</text:p>
          </table:table-cell>
          <table:table-cell office:value-type="float" office:value="42.638" calcext:value-type="float">
            <text:p>42,638</text:p>
          </table:table-cell>
          <table:table-cell office:value-type="float" office:value="42.945" calcext:value-type="float">
            <text:p>42,945</text:p>
          </table:table-cell>
          <table:table-cell table:style-name="ce15" table:formula="of:=AVERAGE([.B3:.Y3])" office:value-type="float" office:value="44.1589583333333" calcext:value-type="float">
            <text:p>44,15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office:value-type="float" office:value="39.877" calcext:value-type="float">
            <text:p>39,877</text:p>
          </table:table-cell>
          <table:table-cell office:value-type="float" office:value="41.718" calcext:value-type="float">
            <text:p>41,718</text:p>
          </table:table-cell>
          <table:table-cell office:value-type="float" office:value="45.399" calcext:value-type="float">
            <text:p>45,399</text:p>
          </table:table-cell>
          <table:table-cell office:value-type="float" office:value="46.319" calcext:value-type="float">
            <text:p>46,319</text:p>
          </table:table-cell>
          <table:table-cell office:value-type="float" office:value="45.399" calcext:value-type="float">
            <text:p>45,399</text:p>
          </table:table-cell>
          <table:table-cell office:value-type="float" office:value="45.092" calcext:value-type="float">
            <text:p>45,092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558" calcext:value-type="float">
            <text:p>43,558</text:p>
          </table:table-cell>
          <table:table-cell table:number-columns-repeated="3" office:value-type="float" office:value="43.865" calcext:value-type="float">
            <text:p>43,865</text:p>
          </table:table-cell>
          <table:table-cell office:value-type="float" office:value="42.638" calcext:value-type="float">
            <text:p>42,638</text:p>
          </table:table-cell>
          <table:table-cell office:value-type="float" office:value="42.945" calcext:value-type="float">
            <text:p>42,945</text:p>
          </table:table-cell>
          <table:table-cell office:value-type="float" office:value="44.172" calcext:value-type="float">
            <text:p>44,172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5.092" calcext:value-type="float">
            <text:p>45,092</text:p>
          </table:table-cell>
          <table:table-cell office:value-type="float" office:value="42.638" calcext:value-type="float">
            <text:p>42,638</text:p>
          </table:table-cell>
          <table:table-cell office:value-type="float" office:value="42.945" calcext:value-type="float">
            <text:p>42,945</text:p>
          </table:table-cell>
          <table:table-cell table:style-name="ce15" table:formula="of:=AVERAGE([.B4:.Y4])" office:value-type="float" office:value="44.1589583333333" calcext:value-type="float">
            <text:p>44,15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office:value-type="float" office:value="40.184" calcext:value-type="float">
            <text:p>40,184</text:p>
          </table:table-cell>
          <table:table-cell office:value-type="float" office:value="42.025" calcext:value-type="float">
            <text:p>42,025</text:p>
          </table:table-cell>
          <table:table-cell office:value-type="float" office:value="45.706" calcext:value-type="float">
            <text:p>45,706</text:p>
          </table:table-cell>
          <table:table-cell office:value-type="float" office:value="46.626" calcext:value-type="float">
            <text:p>46,626</text:p>
          </table:table-cell>
          <table:table-cell office:value-type="float" office:value="45.706" calcext:value-type="float">
            <text:p>45,706</text:p>
          </table:table-cell>
          <table:table-cell office:value-type="float" office:value="45.399" calcext:value-type="float">
            <text:p>45,399</text:p>
          </table:table-cell>
          <table:table-cell office:value-type="float" office:value="45.092" calcext:value-type="float">
            <text:p>45,092</text:p>
          </table:table-cell>
          <table:table-cell office:value-type="float" office:value="43.865" calcext:value-type="float">
            <text:p>43,865</text:p>
          </table:table-cell>
          <table:table-cell table:number-columns-repeated="3" office:value-type="float" office:value="44.172" calcext:value-type="float">
            <text:p>44,172</text:p>
          </table:table-cell>
          <table:table-cell table:number-columns-repeated="2" office:value-type="float" office:value="42.945" calcext:value-type="float">
            <text:p>42,945</text:p>
          </table:table-cell>
          <table:table-cell office:value-type="float" office:value="44.172" calcext:value-type="float">
            <text:p>44,172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5.092" calcext:value-type="float">
            <text:p>45,092</text:p>
          </table:table-cell>
          <table:table-cell office:value-type="float" office:value="42.638" calcext:value-type="float">
            <text:p>42,638</text:p>
          </table:table-cell>
          <table:table-cell office:value-type="float" office:value="42.945" calcext:value-type="float">
            <text:p>42,945</text:p>
          </table:table-cell>
          <table:table-cell table:style-name="ce15" table:formula="of:=AVERAGE([.B5:.Y5])" office:value-type="float" office:value="44.3124583333333" calcext:value-type="float">
            <text:p>44,31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office:value-type="float" office:value="41.104" calcext:value-type="float">
            <text:p>41,104</text:p>
          </table:table-cell>
          <table:table-cell office:value-type="float" office:value="43.252" calcext:value-type="float">
            <text:p>43,252</text:p>
          </table:table-cell>
          <table:table-cell office:value-type="float" office:value="45.706" calcext:value-type="float">
            <text:p>45,706</text:p>
          </table:table-cell>
          <table:table-cell office:value-type="float" office:value="46.626" calcext:value-type="float">
            <text:p>46,626</text:p>
          </table:table-cell>
          <table:table-cell office:value-type="float" office:value="45.706" calcext:value-type="float">
            <text:p>45,706</text:p>
          </table:table-cell>
          <table:table-cell office:value-type="float" office:value="45.399" calcext:value-type="float">
            <text:p>45,399</text:p>
          </table:table-cell>
          <table:table-cell office:value-type="float" office:value="45.092" calcext:value-type="float">
            <text:p>45,092</text:p>
          </table:table-cell>
          <table:table-cell office:value-type="float" office:value="43.865" calcext:value-type="float">
            <text:p>43,865</text:p>
          </table:table-cell>
          <table:table-cell table:number-columns-repeated="3" office:value-type="float" office:value="44.172" calcext:value-type="float">
            <text:p>44,172</text:p>
          </table:table-cell>
          <table:table-cell table:number-columns-repeated="2" office:value-type="float" office:value="42.945" calcext:value-type="float">
            <text:p>42,945</text:p>
          </table:table-cell>
          <table:table-cell office:value-type="float" office:value="44.172" calcext:value-type="float">
            <text:p>44,172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5.092" calcext:value-type="float">
            <text:p>45,092</text:p>
          </table:table-cell>
          <table:table-cell office:value-type="float" office:value="42.638" calcext:value-type="float">
            <text:p>42,638</text:p>
          </table:table-cell>
          <table:table-cell office:value-type="float" office:value="42.945" calcext:value-type="float">
            <text:p>42,945</text:p>
          </table:table-cell>
          <table:table-cell table:style-name="ce15" table:formula="of:=AVERAGE([.B6:.Y6])" office:value-type="float" office:value="44.4019166666667" calcext:value-type="float">
            <text:p>44,40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office:value-type="float" office:value="41.411" calcext:value-type="float">
            <text:p>41,411</text:p>
          </table:table-cell>
          <table:table-cell office:value-type="float" office:value="43.558" calcext:value-type="float">
            <text:p>43,558</text:p>
          </table:table-cell>
          <table:table-cell office:value-type="float" office:value="45.706" calcext:value-type="float">
            <text:p>45,706</text:p>
          </table:table-cell>
          <table:table-cell office:value-type="float" office:value="46.626" calcext:value-type="float">
            <text:p>46,626</text:p>
          </table:table-cell>
          <table:table-cell office:value-type="float" office:value="45.399" calcext:value-type="float">
            <text:p>45,399</text:p>
          </table:table-cell>
          <table:table-cell office:value-type="float" office:value="45.092" calcext:value-type="float">
            <text:p>45,092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558" calcext:value-type="float">
            <text:p>43,558</text:p>
          </table:table-cell>
          <table:table-cell table:number-columns-repeated="3" office:value-type="float" office:value="43.865" calcext:value-type="float">
            <text:p>43,865</text:p>
          </table:table-cell>
          <table:table-cell table:number-columns-repeated="2" office:value-type="float" office:value="42.638" calcext:value-type="float">
            <text:p>42,638</text:p>
          </table:table-cell>
          <table:table-cell office:value-type="float" office:value="43.865" calcext:value-type="float">
            <text:p>43,865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5.092" calcext:value-type="float">
            <text:p>45,092</text:p>
          </table:table-cell>
          <table:table-cell office:value-type="float" office:value="42.638" calcext:value-type="float">
            <text:p>42,638</text:p>
          </table:table-cell>
          <table:table-cell office:value-type="float" office:value="42.945" calcext:value-type="float">
            <text:p>42,945</text:p>
          </table:table-cell>
          <table:table-cell table:style-name="ce15" table:formula="of:=AVERAGE([.B7:.Y7])" office:value-type="float" office:value="44.2995416666667" calcext:value-type="float">
            <text:p>44,30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float" office:value="41.411" calcext:value-type="float">
            <text:p>41,411</text:p>
          </table:table-cell>
          <table:table-cell office:value-type="float" office:value="43.558" calcext:value-type="float">
            <text:p>43,558</text:p>
          </table:table-cell>
          <table:table-cell office:value-type="float" office:value="45.706" calcext:value-type="float">
            <text:p>45,706</text:p>
          </table:table-cell>
          <table:table-cell office:value-type="float" office:value="46.626" calcext:value-type="float">
            <text:p>46,626</text:p>
          </table:table-cell>
          <table:table-cell office:value-type="float" office:value="45.399" calcext:value-type="float">
            <text:p>45,399</text:p>
          </table:table-cell>
          <table:table-cell office:value-type="float" office:value="45.092" calcext:value-type="float">
            <text:p>45,092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558" calcext:value-type="float">
            <text:p>43,558</text:p>
          </table:table-cell>
          <table:table-cell table:number-columns-repeated="3" office:value-type="float" office:value="43.865" calcext:value-type="float">
            <text:p>43,865</text:p>
          </table:table-cell>
          <table:table-cell table:number-columns-repeated="2" office:value-type="float" office:value="42.638" calcext:value-type="float">
            <text:p>42,638</text:p>
          </table:table-cell>
          <table:table-cell office:value-type="float" office:value="43.865" calcext:value-type="float">
            <text:p>43,865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1.718" calcext:value-type="float">
            <text:p>41,718</text:p>
          </table:table-cell>
          <table:table-cell office:value-type="float" office:value="42.025" calcext:value-type="float">
            <text:p>42,025</text:p>
          </table:table-cell>
          <table:table-cell table:style-name="ce15" table:formula="of:=AVERAGE([.B8:.Y8])" office:value-type="float" office:value="44.1845416666667" calcext:value-type="float">
            <text:p>44,18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office:value-type="float" office:value="42.025" calcext:value-type="float">
            <text:p>42,025</text:p>
          </table:table-cell>
          <table:table-cell office:value-type="float" office:value="43.558" calcext:value-type="float">
            <text:p>43,558</text:p>
          </table:table-cell>
          <table:table-cell office:value-type="float" office:value="45.706" calcext:value-type="float">
            <text:p>45,706</text:p>
          </table:table-cell>
          <table:table-cell office:value-type="float" office:value="46.626" calcext:value-type="float">
            <text:p>46,626</text:p>
          </table:table-cell>
          <table:table-cell office:value-type="float" office:value="44.172" calcext:value-type="float">
            <text:p>44,172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558" calcext:value-type="float">
            <text:p>43,558</text:p>
          </table:table-cell>
          <table:table-cell office:value-type="float" office:value="42.331" calcext:value-type="float">
            <text:p>42,331</text:p>
          </table:table-cell>
          <table:table-cell table:number-columns-repeated="5" office:value-type="float" office:value="42.638" calcext:value-type="float">
            <text:p>42,638</text:p>
          </table:table-cell>
          <table:table-cell office:value-type="float" office:value="43.865" calcext:value-type="float">
            <text:p>43,865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1.718" calcext:value-type="float">
            <text:p>41,718</text:p>
          </table:table-cell>
          <table:table-cell office:value-type="float" office:value="42.025" calcext:value-type="float">
            <text:p>42,025</text:p>
          </table:table-cell>
          <table:table-cell table:style-name="ce15" table:formula="of:=AVERAGE([.B9:.Y9])" office:value-type="float" office:value="43.85225" calcext:value-type="float">
            <text:p>43,85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office:value-type="float" office:value="42.945" calcext:value-type="float">
            <text:p>42,945</text:p>
          </table:table-cell>
          <table:table-cell office:value-type="float" office:value="43.865" calcext:value-type="float">
            <text:p>43,865</text:p>
          </table:table-cell>
          <table:table-cell office:value-type="float" office:value="46.012" calcext:value-type="float">
            <text:p>46,012</text:p>
          </table:table-cell>
          <table:table-cell office:value-type="float" office:value="46.626" calcext:value-type="float">
            <text:p>46,626</text:p>
          </table:table-cell>
          <table:table-cell office:value-type="float" office:value="44.172" calcext:value-type="float">
            <text:p>44,172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558" calcext:value-type="float">
            <text:p>43,558</text:p>
          </table:table-cell>
          <table:table-cell office:value-type="float" office:value="42.331" calcext:value-type="float">
            <text:p>42,331</text:p>
          </table:table-cell>
          <table:table-cell table:number-columns-repeated="5" office:value-type="float" office:value="42.638" calcext:value-type="float">
            <text:p>42,638</text:p>
          </table:table-cell>
          <table:table-cell office:value-type="float" office:value="43.865" calcext:value-type="float">
            <text:p>43,865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1.718" calcext:value-type="float">
            <text:p>41,718</text:p>
          </table:table-cell>
          <table:table-cell office:value-type="float" office:value="42.025" calcext:value-type="float">
            <text:p>42,025</text:p>
          </table:table-cell>
          <table:table-cell table:style-name="ce15" table:formula="of:=AVERAGE([.B10:.Y10])" office:value-type="float" office:value="43.916125" calcext:value-type="float">
            <text:p>43,91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office:value-type="float" office:value="43.865" calcext:value-type="float">
            <text:p>43,865</text:p>
          </table:table-cell>
          <table:table-cell office:value-type="float" office:value="44.479" calcext:value-type="float">
            <text:p>44,479</text:p>
          </table:table-cell>
          <table:table-cell office:value-type="float" office:value="45.706" calcext:value-type="float">
            <text:p>45,706</text:p>
          </table:table-cell>
          <table:table-cell office:value-type="float" office:value="46.319" calcext:value-type="float">
            <text:p>46,31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558" calcext:value-type="float">
            <text:p>43,558</text:p>
          </table:table-cell>
          <table:table-cell office:value-type="float" office:value="42.331" calcext:value-type="float">
            <text:p>42,331</text:p>
          </table:table-cell>
          <table:table-cell table:number-columns-repeated="5" office:value-type="float" office:value="42.638" calcext:value-type="float">
            <text:p>42,638</text:p>
          </table:table-cell>
          <table:table-cell office:value-type="float" office:value="43.865" calcext:value-type="float">
            <text:p>43,865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1.718" calcext:value-type="float">
            <text:p>41,718</text:p>
          </table:table-cell>
          <table:table-cell office:value-type="float" office:value="42.025" calcext:value-type="float">
            <text:p>42,025</text:p>
          </table:table-cell>
          <table:table-cell table:style-name="ce15" table:formula="of:=AVERAGE([.B11:.Y11])" office:value-type="float" office:value="43.9545" calcext:value-type="float">
            <text:p>43,95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office:value-type="float" office:value="43.558" calcext:value-type="float">
            <text:p>43,558</text:p>
          </table:table-cell>
          <table:table-cell office:value-type="float" office:value="44.479" calcext:value-type="float">
            <text:p>44,479</text:p>
          </table:table-cell>
          <table:table-cell office:value-type="float" office:value="45.706" calcext:value-type="float">
            <text:p>45,706</text:p>
          </table:table-cell>
          <table:table-cell office:value-type="float" office:value="45.092" calcext:value-type="float">
            <text:p>45,092</text:p>
          </table:table-cell>
          <table:table-cell office:value-type="float" office:value="44.172" calcext:value-type="float">
            <text:p>44,172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558" calcext:value-type="float">
            <text:p>43,558</text:p>
          </table:table-cell>
          <table:table-cell office:value-type="float" office:value="42.331" calcext:value-type="float">
            <text:p>42,331</text:p>
          </table:table-cell>
          <table:table-cell table:number-columns-repeated="5" office:value-type="float" office:value="42.638" calcext:value-type="float">
            <text:p>42,638</text:p>
          </table:table-cell>
          <table:table-cell office:value-type="float" office:value="43.865" calcext:value-type="float">
            <text:p>43,865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1.718" calcext:value-type="float">
            <text:p>41,718</text:p>
          </table:table-cell>
          <table:table-cell office:value-type="float" office:value="42.025" calcext:value-type="float">
            <text:p>42,025</text:p>
          </table:table-cell>
          <table:table-cell table:style-name="ce15" table:formula="of:=AVERAGE([.B12:.Y12])" office:value-type="float" office:value="43.8905833333333" calcext:value-type="float">
            <text:p>43,89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office:value-type="float" office:value="44.172" calcext:value-type="float">
            <text:p>44,172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933" calcext:value-type="float">
            <text:p>46,933</text:p>
          </table:table-cell>
          <table:table-cell office:value-type="float" office:value="46.012" calcext:value-type="float">
            <text:p>46,012</text:p>
          </table:table-cell>
          <table:table-cell table:number-columns-repeated="2" office:value-type="float" office:value="45.092" calcext:value-type="float">
            <text:p>45,092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558" calcext:value-type="float">
            <text:p>43,558</text:p>
          </table:table-cell>
          <table:table-cell table:number-columns-repeated="3" office:value-type="float" office:value="43.865" calcext:value-type="float">
            <text:p>43,865</text:p>
          </table:table-cell>
          <table:table-cell office:value-type="float" office:value="43.252" calcext:value-type="float">
            <text:p>43,252</text:p>
          </table:table-cell>
          <table:table-cell office:value-type="float" office:value="42.638" calcext:value-type="float">
            <text:p>42,638</text:p>
          </table:table-cell>
          <table:table-cell office:value-type="float" office:value="43.865" calcext:value-type="float">
            <text:p>43,865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1.718" calcext:value-type="float">
            <text:p>41,718</text:p>
          </table:table-cell>
          <table:table-cell office:value-type="float" office:value="42.025" calcext:value-type="float">
            <text:p>42,025</text:p>
          </table:table-cell>
          <table:table-cell table:style-name="ce15" table:formula="of:=AVERAGE([.B13:.Y13])" office:value-type="float" office:value="44.4018333333333" calcext:value-type="float">
            <text:p>44,40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6.626" calcext:value-type="float">
            <text:p>46,626</text:p>
          </table:table-cell>
          <table:table-cell office:value-type="float" office:value="45.706" calcext:value-type="float">
            <text:p>45,706</text:p>
          </table:table-cell>
          <table:table-cell office:value-type="float" office:value="44.785" calcext:value-type="float">
            <text:p>44,785</text:p>
          </table:table-cell>
          <table:table-cell table:number-columns-repeated="2" office:value-type="float" office:value="44.479" calcext:value-type="float">
            <text:p>44,479</text:p>
          </table:table-cell>
          <table:table-cell office:value-type="float" office:value="43.558" calcext:value-type="float">
            <text:p>43,558</text:p>
          </table:table-cell>
          <table:table-cell table:number-columns-repeated="3" office:value-type="float" office:value="43.865" calcext:value-type="float">
            <text:p>43,865</text:p>
          </table:table-cell>
          <table:table-cell office:value-type="float" office:value="43.252" calcext:value-type="float">
            <text:p>43,252</text:p>
          </table:table-cell>
          <table:table-cell office:value-type="float" office:value="42.638" calcext:value-type="float">
            <text:p>42,638</text:p>
          </table:table-cell>
          <table:table-cell office:value-type="float" office:value="43.865" calcext:value-type="float">
            <text:p>43,865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1.718" calcext:value-type="float">
            <text:p>41,718</text:p>
          </table:table-cell>
          <table:table-cell office:value-type="float" office:value="42.025" calcext:value-type="float">
            <text:p>42,025</text:p>
          </table:table-cell>
          <table:table-cell table:style-name="ce15" table:formula="of:=AVERAGE([.B14:.Y14])" office:value-type="float" office:value="44.401875" calcext:value-type="float">
            <text:p>44,40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6.626" calcext:value-type="float">
            <text:p>46,626</text:p>
          </table:table-cell>
          <table:table-cell office:value-type="float" office:value="45.092" calcext:value-type="float">
            <text:p>45,092</text:p>
          </table:table-cell>
          <table:table-cell table:number-columns-repeated="2" office:value-type="float" office:value="44.172" calcext:value-type="float">
            <text:p>44,172</text:p>
          </table:table-cell>
          <table:table-cell office:value-type="float" office:value="44.479" calcext:value-type="float">
            <text:p>44,479</text:p>
          </table:table-cell>
          <table:table-cell office:value-type="float" office:value="43.558" calcext:value-type="float">
            <text:p>43,558</text:p>
          </table:table-cell>
          <table:table-cell table:number-columns-repeated="3" office:value-type="float" office:value="43.865" calcext:value-type="float">
            <text:p>43,865</text:p>
          </table:table-cell>
          <table:table-cell office:value-type="float" office:value="43.252" calcext:value-type="float">
            <text:p>43,252</text:p>
          </table:table-cell>
          <table:table-cell office:value-type="float" office:value="42.638" calcext:value-type="float">
            <text:p>42,638</text:p>
          </table:table-cell>
          <table:table-cell office:value-type="float" office:value="43.865" calcext:value-type="float">
            <text:p>43,865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table:number-columns-repeated="2" office:value-type="float" office:value="41.718" calcext:value-type="float">
            <text:p>41,718</text:p>
          </table:table-cell>
          <table:table-cell table:style-name="ce15" table:formula="of:=AVERAGE([.B15:.Y15])" office:value-type="float" office:value="44.3251666666667" calcext:value-type="float">
            <text:p>44,32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office:value-type="float" office:value="45.092" calcext:value-type="float">
            <text:p>45,092</text:p>
          </table:table-cell>
          <table:table-cell office:value-type="float" office:value="45.706" calcext:value-type="float">
            <text:p>45,706</text:p>
          </table:table-cell>
          <table:table-cell office:value-type="float" office:value="46.319" calcext:value-type="float">
            <text:p>46,319</text:p>
          </table:table-cell>
          <table:table-cell office:value-type="float" office:value="45.399" calcext:value-type="float">
            <text:p>45,399</text:p>
          </table:table-cell>
          <table:table-cell table:number-columns-repeated="2" office:value-type="float" office:value="44.172" calcext:value-type="float">
            <text:p>44,172</text:p>
          </table:table-cell>
          <table:table-cell office:value-type="float" office:value="44.479" calcext:value-type="float">
            <text:p>44,479</text:p>
          </table:table-cell>
          <table:table-cell office:value-type="float" office:value="43.558" calcext:value-type="float">
            <text:p>43,558</text:p>
          </table:table-cell>
          <table:table-cell table:number-columns-repeated="3" office:value-type="float" office:value="43.865" calcext:value-type="float">
            <text:p>43,865</text:p>
          </table:table-cell>
          <table:table-cell office:value-type="float" office:value="43.252" calcext:value-type="float">
            <text:p>43,252</text:p>
          </table:table-cell>
          <table:table-cell office:value-type="float" office:value="42.638" calcext:value-type="float">
            <text:p>42,638</text:p>
          </table:table-cell>
          <table:table-cell office:value-type="float" office:value="43.865" calcext:value-type="float">
            <text:p>43,865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table:number-columns-repeated="2" office:value-type="float" office:value="41.718" calcext:value-type="float">
            <text:p>41,718</text:p>
          </table:table-cell>
          <table:table-cell table:style-name="ce15" table:formula="of:=AVERAGE([.B16:.Y16])" office:value-type="float" office:value="44.3124166666667" calcext:value-type="float">
            <text:p>44,31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number-columns-repeated="3" office:value-type="float" office:value="45.092" calcext:value-type="float">
            <text:p>45,092</text:p>
          </table:table-cell>
          <table:table-cell office:value-type="float" office:value="44.785" calcext:value-type="float">
            <text:p>44,785</text:p>
          </table:table-cell>
          <table:table-cell office:value-type="float" office:value="44.172" calcext:value-type="float">
            <text:p>44,172</text:p>
          </table:table-cell>
          <table:table-cell office:value-type="float" office:value="44.479" calcext:value-type="float">
            <text:p>44,479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table:number-columns-repeated="3" office:value-type="float" office:value="44.172" calcext:value-type="float">
            <text:p>44,172</text:p>
          </table:table-cell>
          <table:table-cell office:value-type="float" office:value="43.558" calcext:value-type="float">
            <text:p>43,558</text:p>
          </table:table-cell>
          <table:table-cell office:value-type="float" office:value="42.945" calcext:value-type="float">
            <text:p>42,945</text:p>
          </table:table-cell>
          <table:table-cell office:value-type="float" office:value="44.172" calcext:value-type="float">
            <text:p>44,172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table:number-columns-repeated="2" office:value-type="float" office:value="41.718" calcext:value-type="float">
            <text:p>41,718</text:p>
          </table:table-cell>
          <table:table-cell table:style-name="ce15" table:formula="of:=AVERAGE([.B17:.Y17])" office:value-type="float" office:value="44.3251666666667" calcext:value-type="float">
            <text:p>44,32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number-columns-repeated="2" office:value-type="float" office:value="45.399" calcext:value-type="float">
            <text:p>45,399</text:p>
          </table:table-cell>
          <table:table-cell table:number-columns-repeated="2" office:value-type="float" office:value="45.092" calcext:value-type="float">
            <text:p>45,092</text:p>
          </table:table-cell>
          <table:table-cell office:value-type="float" office:value="44.479" calcext:value-type="float">
            <text:p>44,479</text:p>
          </table:table-cell>
          <table:table-cell table:number-columns-repeated="2"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table:number-columns-repeated="3" office:value-type="float" office:value="44.172" calcext:value-type="float">
            <text:p>44,172</text:p>
          </table:table-cell>
          <table:table-cell office:value-type="float" office:value="43.558" calcext:value-type="float">
            <text:p>43,558</text:p>
          </table:table-cell>
          <table:table-cell office:value-type="float" office:value="42.945" calcext:value-type="float">
            <text:p>42,945</text:p>
          </table:table-cell>
          <table:table-cell office:value-type="float" office:value="44.172" calcext:value-type="float">
            <text:p>44,172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table:number-columns-repeated="2" office:value-type="float" office:value="41.718" calcext:value-type="float">
            <text:p>41,718</text:p>
          </table:table-cell>
          <table:table-cell table:style-name="ce15" table:formula="of:=AVERAGE([.B18:.Y18])" office:value-type="float" office:value="44.3890833333333" calcext:value-type="float">
            <text:p>44,38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office:value-type="float" office:value="45.092" calcext:value-type="float">
            <text:p>45,092</text:p>
          </table:table-cell>
          <table:table-cell office:value-type="float" office:value="45.706" calcext:value-type="float">
            <text:p>45,706</text:p>
          </table:table-cell>
          <table:table-cell table:number-columns-repeated="2" office:value-type="float" office:value="45.092" calcext:value-type="float">
            <text:p>45,092</text:p>
          </table:table-cell>
          <table:table-cell office:value-type="float" office:value="44.479" calcext:value-type="float">
            <text:p>44,479</text:p>
          </table:table-cell>
          <table:table-cell table:number-columns-repeated="2"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table:number-columns-repeated="3" office:value-type="float" office:value="44.172" calcext:value-type="float">
            <text:p>44,172</text:p>
          </table:table-cell>
          <table:table-cell office:value-type="float" office:value="43.558" calcext:value-type="float">
            <text:p>43,558</text:p>
          </table:table-cell>
          <table:table-cell office:value-type="float" office:value="42.945" calcext:value-type="float">
            <text:p>42,945</text:p>
          </table:table-cell>
          <table:table-cell office:value-type="float" office:value="44.172" calcext:value-type="float">
            <text:p>44,172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table:number-columns-repeated="2" office:value-type="float" office:value="41.718" calcext:value-type="float">
            <text:p>41,718</text:p>
          </table:table-cell>
          <table:table-cell table:style-name="ce15" table:formula="of:=AVERAGE([.B19:.Y19])" office:value-type="float" office:value="44.3890833333333" calcext:value-type="float">
            <text:p>44,38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office:value-type="float" office:value="44.172" calcext:value-type="float">
            <text:p>44,172</text:p>
          </table:table-cell>
          <table:table-cell office:value-type="float" office:value="44.785" calcext:value-type="float">
            <text:p>44,785</text:p>
          </table:table-cell>
          <table:table-cell office:value-type="float" office:value="44.172" calcext:value-type="float">
            <text:p>44,172</text:p>
          </table:table-cell>
          <table:table-cell office:value-type="float" office:value="45.092" calcext:value-type="float">
            <text:p>45,092</text:p>
          </table:table-cell>
          <table:table-cell office:value-type="float" office:value="44.479" calcext:value-type="float">
            <text:p>44,479</text:p>
          </table:table-cell>
          <table:table-cell table:number-columns-repeated="2"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table:number-columns-repeated="3" office:value-type="float" office:value="44.172" calcext:value-type="float">
            <text:p>44,172</text:p>
          </table:table-cell>
          <table:table-cell office:value-type="float" office:value="43.558" calcext:value-type="float">
            <text:p>43,558</text:p>
          </table:table-cell>
          <table:table-cell office:value-type="float" office:value="43.252" calcext:value-type="float">
            <text:p>43,252</text:p>
          </table:table-cell>
          <table:table-cell office:value-type="float" office:value="44.479" calcext:value-type="float">
            <text:p>44,479</text:p>
          </table:table-cell>
          <table:table-cell table:number-columns-repeated="5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table:number-columns-repeated="2" office:value-type="float" office:value="41.718" calcext:value-type="float">
            <text:p>41,718</text:p>
          </table:table-cell>
          <table:table-cell table:style-name="ce15" table:formula="of:=AVERAGE([.B20:.Y20])" office:value-type="float" office:value="44.3507916666667" calcext:value-type="float">
            <text:p>44,35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office:value-type="float" office:value="43.865" calcext:value-type="float">
            <text:p>43,865</text:p>
          </table:table-cell>
          <table:table-cell office:value-type="float" office:value="44.479" calcext:value-type="float">
            <text:p>44,47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5.092" calcext:value-type="float">
            <text:p>45,092</text:p>
          </table:table-cell>
          <table:table-cell office:value-type="float" office:value="44.479" calcext:value-type="float">
            <text:p>44,479</text:p>
          </table:table-cell>
          <table:table-cell table:number-columns-repeated="2" office:value-type="float" office:value="45.092" calcext:value-type="float">
            <text:p>45,092</text:p>
          </table:table-cell>
          <table:table-cell office:value-type="float" office:value="44.172" calcext:value-type="float">
            <text:p>44,172</text:p>
          </table:table-cell>
          <table:table-cell table:number-columns-repeated="3" office:value-type="float" office:value="44.479" calcext:value-type="float">
            <text:p>44,479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558" calcext:value-type="float">
            <text:p>43,558</text:p>
          </table:table-cell>
          <table:table-cell office:value-type="float" office:value="44.785" calcext:value-type="float">
            <text:p>44,785</text:p>
          </table:table-cell>
          <table:table-cell table:number-columns-repeated="5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table:number-columns-repeated="2" office:value-type="float" office:value="41.718" calcext:value-type="float">
            <text:p>41,718</text:p>
          </table:table-cell>
          <table:table-cell table:style-name="ce15" table:formula="of:=AVERAGE([.B21:.Y21])" office:value-type="float" office:value="44.4402916666667" calcext:value-type="float">
            <text:p>44,44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office:value-type="float" office:value="43.865" calcext:value-type="float">
            <text:p>43,865</text:p>
          </table:table-cell>
          <table:table-cell office:value-type="float" office:value="44.479" calcext:value-type="float">
            <text:p>44,47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5.092" calcext:value-type="float">
            <text:p>45,092</text:p>
          </table:table-cell>
          <table:table-cell office:value-type="float" office:value="44.479" calcext:value-type="float">
            <text:p>44,479</text:p>
          </table:table-cell>
          <table:table-cell table:number-columns-repeated="2" office:value-type="float" office:value="45.092" calcext:value-type="float">
            <text:p>45,092</text:p>
          </table:table-cell>
          <table:table-cell office:value-type="float" office:value="44.172" calcext:value-type="float">
            <text:p>44,172</text:p>
          </table:table-cell>
          <table:table-cell table:number-columns-repeated="3" office:value-type="float" office:value="44.479" calcext:value-type="float">
            <text:p>44,479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558" calcext:value-type="float">
            <text:p>43,558</text:p>
          </table:table-cell>
          <table:table-cell office:value-type="float" office:value="44.785" calcext:value-type="float">
            <text:p>44,785</text:p>
          </table:table-cell>
          <table:table-cell table:number-columns-repeated="5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table:number-columns-repeated="2" office:value-type="float" office:value="41.718" calcext:value-type="float">
            <text:p>41,718</text:p>
          </table:table-cell>
          <table:table-cell table:style-name="ce15" table:formula="of:=AVERAGE([.B22:.Y22])" office:value-type="float" office:value="44.4402916666667" calcext:value-type="float">
            <text:p>44,44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office:value-type="float" office:value="43.558" calcext:value-type="float">
            <text:p>43,558</text:p>
          </table:table-cell>
          <table:table-cell office:value-type="float" office:value="44.785" calcext:value-type="float">
            <text:p>44,785</text:p>
          </table:table-cell>
          <table:table-cell office:value-type="float" office:value="44.172" calcext:value-type="float">
            <text:p>44,17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785" calcext:value-type="float">
            <text:p>44,785</text:p>
          </table:table-cell>
          <table:table-cell table:number-columns-repeated="2" office:value-type="float" office:value="45.092" calcext:value-type="float">
            <text:p>45,092</text:p>
          </table:table-cell>
          <table:table-cell office:value-type="float" office:value="44.172" calcext:value-type="float">
            <text:p>44,172</text:p>
          </table:table-cell>
          <table:table-cell table:number-columns-repeated="3" office:value-type="float" office:value="44.479" calcext:value-type="float">
            <text:p>44,479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558" calcext:value-type="float">
            <text:p>43,558</text:p>
          </table:table-cell>
          <table:table-cell office:value-type="float" office:value="44.785" calcext:value-type="float">
            <text:p>44,785</text:p>
          </table:table-cell>
          <table:table-cell table:number-columns-repeated="5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table:number-columns-repeated="2" office:value-type="float" office:value="41.718" calcext:value-type="float">
            <text:p>41,718</text:p>
          </table:table-cell>
          <table:table-cell table:style-name="ce15" table:formula="of:=AVERAGE([.B23:.Y23])" office:value-type="float" office:value="44.4657916666667" calcext:value-type="float">
            <text:p>44,46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office:value-type="float" office:value="43.865" calcext:value-type="float">
            <text:p>43,865</text:p>
          </table:table-cell>
          <table:table-cell table:number-columns-repeated="2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table:number-columns-repeated="3" office:value-type="float" office:value="45.399" calcext:value-type="float">
            <text:p>45,399</text:p>
          </table:table-cell>
          <table:table-cell office:value-type="float" office:value="44.479" calcext:value-type="float">
            <text:p>44,479</text:p>
          </table:table-cell>
          <table:table-cell table:number-columns-repeated="3" office:value-type="float" office:value="44.785" calcext:value-type="float">
            <text:p>44,785</text:p>
          </table:table-cell>
          <table:table-cell office:value-type="float" office:value="44.172" calcext:value-type="float">
            <text:p>44,172</text:p>
          </table:table-cell>
          <table:table-cell office:value-type="float" office:value="43.865" calcext:value-type="float">
            <text:p>43,865</text:p>
          </table:table-cell>
          <table:table-cell table:number-columns-repeated="6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table:number-columns-repeated="2" office:value-type="float" office:value="41.718" calcext:value-type="float">
            <text:p>41,718</text:p>
          </table:table-cell>
          <table:table-cell table:style-name="ce15" table:formula="of:=AVERAGE([.B24:.Y24])" office:value-type="float" office:value="44.6958333333333" calcext:value-type="float">
            <text:p>44,69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office:value-type="float" office:value="44.172" calcext:value-type="float">
            <text:p>44,172</text:p>
          </table:table-cell>
          <table:table-cell table:number-columns-repeated="2" office:value-type="float" office:value="46.626" calcext:value-type="float">
            <text:p>46,626</text:p>
          </table:table-cell>
          <table:table-cell office:value-type="float" office:value="46.319" calcext:value-type="float">
            <text:p>46,319</text:p>
          </table:table-cell>
          <table:table-cell table:number-columns-repeated="3" office:value-type="float" office:value="46.626" calcext:value-type="float">
            <text:p>46,626</text:p>
          </table:table-cell>
          <table:table-cell office:value-type="float" office:value="45.706" calcext:value-type="float">
            <text:p>45,706</text:p>
          </table:table-cell>
          <table:table-cell table:number-columns-repeated="3"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table:number-columns-repeated="7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2.025" calcext:value-type="float">
            <text:p>42,025</text:p>
          </table:table-cell>
          <table:table-cell office:value-type="float" office:value="41.718" calcext:value-type="float">
            <text:p>41,718</text:p>
          </table:table-cell>
          <table:table-cell table:style-name="ce15" table:formula="of:=AVERAGE([.B25:.Y25])" office:value-type="float" office:value="45.3221666666667" calcext:value-type="float">
            <text:p>45,32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office:value-type="float" office:value="44.172" calcext:value-type="float">
            <text:p>44,172</text:p>
          </table:table-cell>
          <table:table-cell office:value-type="float" office:value="46.319" calcext:value-type="float">
            <text:p>46,319</text:p>
          </table:table-cell>
          <table:table-cell office:value-type="float" office:value="46.626" calcext:value-type="float">
            <text:p>46,626</text:p>
          </table:table-cell>
          <table:table-cell office:value-type="float" office:value="46.933" calcext:value-type="float">
            <text:p>46,933</text:p>
          </table:table-cell>
          <table:table-cell table:number-columns-repeated="3" office:value-type="float" office:value="46.626" calcext:value-type="float">
            <text:p>46,626</text:p>
          </table:table-cell>
          <table:table-cell office:value-type="float" office:value="45.706" calcext:value-type="float">
            <text:p>45,706</text:p>
          </table:table-cell>
          <table:table-cell table:number-columns-repeated="3"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table:number-columns-repeated="7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2.025" calcext:value-type="float">
            <text:p>42,025</text:p>
          </table:table-cell>
          <table:table-cell office:value-type="float" office:value="41.718" calcext:value-type="float">
            <text:p>41,718</text:p>
          </table:table-cell>
          <table:table-cell table:style-name="ce15" table:formula="of:=AVERAGE([.B26:.Y26])" office:value-type="float" office:value="45.3349583333333" calcext:value-type="float">
            <text:p>45,33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float" office:value="44.479" calcext:value-type="float">
            <text:p>44,479</text:p>
          </table:table-cell>
          <table:table-cell office:value-type="float" office:value="46.319" calcext:value-type="float">
            <text:p>46,319</text:p>
          </table:table-cell>
          <table:table-cell office:value-type="float" office:value="46.626" calcext:value-type="float">
            <text:p>46,626</text:p>
          </table:table-cell>
          <table:table-cell office:value-type="float" office:value="46.933" calcext:value-type="float">
            <text:p>46,933</text:p>
          </table:table-cell>
          <table:table-cell table:number-columns-repeated="3" office:value-type="float" office:value="46.626" calcext:value-type="float">
            <text:p>46,626</text:p>
          </table:table-cell>
          <table:table-cell office:value-type="float" office:value="45.706" calcext:value-type="float">
            <text:p>45,706</text:p>
          </table:table-cell>
          <table:table-cell table:number-columns-repeated="3"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table:number-columns-repeated="7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2.025" calcext:value-type="float">
            <text:p>42,025</text:p>
          </table:table-cell>
          <table:table-cell office:value-type="float" office:value="41.718" calcext:value-type="float">
            <text:p>41,718</text:p>
          </table:table-cell>
          <table:table-cell table:style-name="ce15" table:formula="of:=AVERAGE([.B27:.Y27])" office:value-type="float" office:value="45.34775" calcext:value-type="float">
            <text:p>45,34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44.479" calcext:value-type="float">
            <text:p>44,479</text:p>
          </table:table-cell>
          <table:table-cell office:value-type="float" office:value="46.319" calcext:value-type="float">
            <text:p>46,319</text:p>
          </table:table-cell>
          <table:table-cell office:value-type="float" office:value="46.626" calcext:value-type="float">
            <text:p>46,626</text:p>
          </table:table-cell>
          <table:table-cell office:value-type="float" office:value="46.933" calcext:value-type="float">
            <text:p>46,933</text:p>
          </table:table-cell>
          <table:table-cell table:number-columns-repeated="3" office:value-type="float" office:value="46.626" calcext:value-type="float">
            <text:p>46,626</text:p>
          </table:table-cell>
          <table:table-cell office:value-type="float" office:value="45.706" calcext:value-type="float">
            <text:p>45,706</text:p>
          </table:table-cell>
          <table:table-cell table:number-columns-repeated="3"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table:number-columns-repeated="7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2.025" calcext:value-type="float">
            <text:p>42,025</text:p>
          </table:table-cell>
          <table:table-cell office:value-type="float" office:value="41.718" calcext:value-type="float">
            <text:p>41,718</text:p>
          </table:table-cell>
          <table:table-cell table:style-name="ce15" table:formula="of:=AVERAGE([.B28:.Y28])" office:value-type="float" office:value="45.34775" calcext:value-type="float">
            <text:p>45,34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office:value-type="float" office:value="44.479" calcext:value-type="float">
            <text:p>44,479</text:p>
          </table:table-cell>
          <table:table-cell office:value-type="float" office:value="46.012" calcext:value-type="float">
            <text:p>46,012</text:p>
          </table:table-cell>
          <table:table-cell office:value-type="float" office:value="46.319" calcext:value-type="float">
            <text:p>46,319</text:p>
          </table:table-cell>
          <table:table-cell office:value-type="float" office:value="46.626" calcext:value-type="float">
            <text:p>46,626</text:p>
          </table:table-cell>
          <table:table-cell table:number-columns-repeated="3" office:value-type="float" office:value="46.319" calcext:value-type="float">
            <text:p>46,319</text:p>
          </table:table-cell>
          <table:table-cell office:value-type="float" office:value="45.399" calcext:value-type="float">
            <text:p>45,399</text:p>
          </table:table-cell>
          <table:table-cell table:number-columns-repeated="3" office:value-type="float" office:value="45.706" calcext:value-type="float">
            <text:p>45,706</text:p>
          </table:table-cell>
          <table:table-cell office:value-type="float" office:value="45.092" calcext:value-type="float">
            <text:p>45,092</text:p>
          </table:table-cell>
          <table:table-cell office:value-type="float" office:value="44.785" calcext:value-type="float">
            <text:p>44,785</text:p>
          </table:table-cell>
          <table:table-cell table:number-columns-repeated="6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2.025" calcext:value-type="float">
            <text:p>42,025</text:p>
          </table:table-cell>
          <table:table-cell office:value-type="float" office:value="41.718" calcext:value-type="float">
            <text:p>41,718</text:p>
          </table:table-cell>
          <table:table-cell table:style-name="ce15" table:formula="of:=AVERAGE([.B29:.Y29])" office:value-type="float" office:value="45.194375" calcext:value-type="float">
            <text:p>45,19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office:value-type="float" office:value="44.172" calcext:value-type="float">
            <text:p>44,172</text:p>
          </table:table-cell>
          <table:table-cell office:value-type="float" office:value="45.706" calcext:value-type="float">
            <text:p>45,706</text:p>
          </table:table-cell>
          <table:table-cell table:number-columns-repeated="5" office:value-type="float" office:value="46.012" calcext:value-type="float">
            <text:p>46,012</text:p>
          </table:table-cell>
          <table:table-cell office:value-type="float" office:value="45.092" calcext:value-type="float">
            <text:p>45,092</text:p>
          </table:table-cell>
          <table:table-cell table:number-columns-repeated="3" office:value-type="float" office:value="45.399" calcext:value-type="float">
            <text:p>45,399</text:p>
          </table:table-cell>
          <table:table-cell table:number-columns-repeated="2" office:value-type="float" office:value="44.785" calcext:value-type="float">
            <text:p>44,785</text:p>
          </table:table-cell>
          <table:table-cell table:number-columns-repeated="6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2.025" calcext:value-type="float">
            <text:p>42,025</text:p>
          </table:table-cell>
          <table:table-cell office:value-type="float" office:value="41.718" calcext:value-type="float">
            <text:p>41,718</text:p>
          </table:table-cell>
          <table:table-cell table:style-name="ce15" table:formula="of:=AVERAGE([.B30:.Y30])" office:value-type="float" office:value="45.028125" calcext:value-type="float">
            <text:p>45,02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5.706" calcext:value-type="float">
            <text:p>45,706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706" calcext:value-type="float">
            <text:p>45,706</text:p>
          </table:table-cell>
          <table:table-cell table:number-columns-repeated="3" office:value-type="float" office:value="46.012" calcext:value-type="float">
            <text:p>46,012</text:p>
          </table:table-cell>
          <table:table-cell office:value-type="float" office:value="45.092" calcext:value-type="float">
            <text:p>45,092</text:p>
          </table:table-cell>
          <table:table-cell table:number-columns-repeated="3" office:value-type="float" office:value="45.399" calcext:value-type="float">
            <text:p>45,399</text:p>
          </table:table-cell>
          <table:table-cell table:number-columns-repeated="2" office:value-type="float" office:value="44.785" calcext:value-type="float">
            <text:p>44,785</text:p>
          </table:table-cell>
          <table:table-cell table:number-columns-repeated="6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2.025" calcext:value-type="float">
            <text:p>42,025</text:p>
          </table:table-cell>
          <table:table-cell office:value-type="float" office:value="41.718" calcext:value-type="float">
            <text:p>41,718</text:p>
          </table:table-cell>
          <table:table-cell table:style-name="ce15" table:formula="of:=AVERAGE([.B31:.Y31])" office:value-type="float" office:value="45.015375" calcext:value-type="float">
            <text:p>45,01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office:value-type="float" office:value="44.172" calcext:value-type="float">
            <text:p>44,172</text:p>
          </table:table-cell>
          <table:table-cell table:number-columns-repeated="2" office:value-type="float" office:value="45.706" calcext:value-type="float">
            <text:p>45,706</text:p>
          </table:table-cell>
          <table:table-cell office:value-type="float" office:value="45.092" calcext:value-type="float">
            <text:p>45,092</text:p>
          </table:table-cell>
          <table:table-cell table:number-columns-repeated="3" office:value-type="float" office:value="45.399" calcext:value-type="float">
            <text:p>45,399</text:p>
          </table:table-cell>
          <table:table-cell office:value-type="float" office:value="44.479" calcext:value-type="float">
            <text:p>44,479</text:p>
          </table:table-cell>
          <table:table-cell table:number-columns-repeated="3" office:value-type="float" office:value="44.785" calcext:value-type="float">
            <text:p>44,785</text:p>
          </table:table-cell>
          <table:table-cell office:value-type="float" office:value="44.479" calcext:value-type="float">
            <text:p>44,479</text:p>
          </table:table-cell>
          <table:table-cell office:value-type="float" office:value="44.785" calcext:value-type="float">
            <text:p>44,785</text:p>
          </table:table-cell>
          <table:table-cell table:number-columns-repeated="6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2.025" calcext:value-type="float">
            <text:p>42,025</text:p>
          </table:table-cell>
          <table:table-cell office:value-type="float" office:value="41.718" calcext:value-type="float">
            <text:p>41,718</text:p>
          </table:table-cell>
          <table:table-cell table:style-name="ce15" table:formula="of:=AVERAGE([.B32:.Y32])" office:value-type="float" office:value="44.785375" calcext:value-type="float">
            <text:p>44,78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office:value-type="float" office:value="44.172" calcext:value-type="float">
            <text:p>44,172</text:p>
          </table:table-cell>
          <table:table-cell table:number-columns-repeated="2" office:value-type="float" office:value="45.706" calcext:value-type="float">
            <text:p>45,706</text:p>
          </table:table-cell>
          <table:table-cell office:value-type="float" office:value="45.092" calcext:value-type="float">
            <text:p>45,092</text:p>
          </table:table-cell>
          <table:table-cell table:number-columns-repeated="3" office:value-type="float" office:value="45.399" calcext:value-type="float">
            <text:p>45,399</text:p>
          </table:table-cell>
          <table:table-cell office:value-type="float" office:value="44.479" calcext:value-type="float">
            <text:p>44,479</text:p>
          </table:table-cell>
          <table:table-cell table:number-columns-repeated="3" office:value-type="float" office:value="44.785" calcext:value-type="float">
            <text:p>44,785</text:p>
          </table:table-cell>
          <table:table-cell office:value-type="float" office:value="44.479" calcext:value-type="float">
            <text:p>44,479</text:p>
          </table:table-cell>
          <table:table-cell office:value-type="float" office:value="44.785" calcext:value-type="float">
            <text:p>44,785</text:p>
          </table:table-cell>
          <table:table-cell table:number-columns-repeated="6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2.945" calcext:value-type="float">
            <text:p>42,945</text:p>
          </table:table-cell>
          <table:table-cell office:value-type="float" office:value="42.638" calcext:value-type="float">
            <text:p>42,638</text:p>
          </table:table-cell>
          <table:table-cell table:style-name="ce15" table:formula="of:=AVERAGE([.B33:.Y33])" office:value-type="float" office:value="44.8620416666667" calcext:value-type="float">
            <text:p>44,86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office:value-type="float" office:value="43.558" calcext:value-type="float">
            <text:p>43,558</text:p>
          </table:table-cell>
          <table:table-cell table:number-columns-repeated="2" office:value-type="float" office:value="44.785" calcext:value-type="float">
            <text:p>44,785</text:p>
          </table:table-cell>
          <table:table-cell office:value-type="float" office:value="44.479" calcext:value-type="float">
            <text:p>44,479</text:p>
          </table:table-cell>
          <table:table-cell table:number-columns-repeated="3"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table:number-columns-repeated="3" office:value-type="float" office:value="44.785" calcext:value-type="float">
            <text:p>44,785</text:p>
          </table:table-cell>
          <table:table-cell office:value-type="float" office:value="44.479" calcext:value-type="float">
            <text:p>44,479</text:p>
          </table:table-cell>
          <table:table-cell office:value-type="float" office:value="44.785" calcext:value-type="float">
            <text:p>44,785</text:p>
          </table:table-cell>
          <table:table-cell table:number-columns-repeated="6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2.945" calcext:value-type="float">
            <text:p>42,945</text:p>
          </table:table-cell>
          <table:table-cell office:value-type="float" office:value="42.638" calcext:value-type="float">
            <text:p>42,638</text:p>
          </table:table-cell>
          <table:table-cell table:style-name="ce15" table:formula="of:=AVERAGE([.B34:.Y34])" office:value-type="float" office:value="44.6318333333333" calcext:value-type="float">
            <text:p>44,63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office:value-type="float" office:value="43.558" calcext:value-type="float">
            <text:p>43,558</text:p>
          </table:table-cell>
          <table:table-cell table:number-columns-repeated="3" office:value-type="float" office:value="44.479" calcext:value-type="float">
            <text:p>44,479</text:p>
          </table:table-cell>
          <table:table-cell table:number-columns-repeated="3"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table:number-columns-repeated="3" office:value-type="float" office:value="44.785" calcext:value-type="float">
            <text:p>44,785</text:p>
          </table:table-cell>
          <table:table-cell office:value-type="float" office:value="44.479" calcext:value-type="float">
            <text:p>44,479</text:p>
          </table:table-cell>
          <table:table-cell office:value-type="float" office:value="44.785" calcext:value-type="float">
            <text:p>44,785</text:p>
          </table:table-cell>
          <table:table-cell table:number-columns-repeated="6" office:value-type="float" office:value="45.092" calcext:value-type="float">
            <text:p>45,092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2.945" calcext:value-type="float">
            <text:p>42,945</text:p>
          </table:table-cell>
          <table:table-cell office:value-type="float" office:value="42.638" calcext:value-type="float">
            <text:p>42,638</text:p>
          </table:table-cell>
          <table:table-cell table:style-name="ce15" table:formula="of:=AVERAGE([.B35:.Y35])" office:value-type="float" office:value="44.6063333333333" calcext:value-type="float">
            <text:p>44,60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office:value-type="float" office:value="43.252" calcext:value-type="float">
            <text:p>43,252</text:p>
          </table:table-cell>
          <table:table-cell table:number-columns-repeated="2" office:value-type="float" office:value="44.172" calcext:value-type="float">
            <text:p>44,172</text:p>
          </table:table-cell>
          <table:table-cell office:value-type="float" office:value="44.479" calcext:value-type="float">
            <text:p>44,479</text:p>
          </table:table-cell>
          <table:table-cell table:number-columns-repeated="3"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table:number-columns-repeated="6" office:value-type="float" office:value="45.399" calcext:value-type="float">
            <text:p>45,399</text:p>
          </table:table-cell>
          <table:table-cell office:value-type="float" office:value="46.012" calcext:value-type="float">
            <text:p>46,012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2.945" calcext:value-type="float">
            <text:p>42,945</text:p>
          </table:table-cell>
          <table:table-cell office:value-type="float" office:value="42.638" calcext:value-type="float">
            <text:p>42,638</text:p>
          </table:table-cell>
          <table:table-cell table:style-name="ce15" table:formula="of:=AVERAGE([.B36:.Y36])" office:value-type="float" office:value="44.6702916666667" calcext:value-type="float">
            <text:p>44,67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office:value-type="float" office:value="42.945" calcext:value-type="float">
            <text:p>42,945</text:p>
          </table:table-cell>
          <table:table-cell table:number-columns-repeated="2" office:value-type="float" office:value="44.172" calcext:value-type="float">
            <text:p>44,172</text:p>
          </table:table-cell>
          <table:table-cell office:value-type="float" office:value="44.479" calcext:value-type="float">
            <text:p>44,479</text:p>
          </table:table-cell>
          <table:table-cell table:number-columns-repeated="3"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table:number-columns-repeated="5" office:value-type="float" office:value="45.399" calcext:value-type="float">
            <text:p>45,399</text:p>
          </table:table-cell>
          <table:table-cell office:value-type="float" office:value="45.092" calcext:value-type="float">
            <text:p>45,092</text:p>
          </table:table-cell>
          <table:table-cell office:value-type="float" office:value="45.706" calcext:value-type="float">
            <text:p>45,706</text:p>
          </table:table-cell>
          <table:table-cell office:value-type="float" office:value="45.092" calcext:value-type="float">
            <text:p>45,092</text:p>
          </table:table-cell>
          <table:table-cell office:value-type="float" office:value="44.479" calcext:value-type="float">
            <text:p>44,479</text:p>
          </table:table-cell>
          <table:table-cell office:value-type="float" office:value="43.252" calcext:value-type="float">
            <text:p>43,252</text:p>
          </table:table-cell>
          <table:table-cell office:value-type="float" office:value="42.945" calcext:value-type="float">
            <text:p>42,945</text:p>
          </table:table-cell>
          <table:table-cell table:style-name="ce15" table:formula="of:=AVERAGE([.B37:.Y37])" office:value-type="float" office:value="44.6575416666667" calcext:value-type="float">
            <text:p>44,65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office:value-type="float" office:value="43.865" calcext:value-type="float">
            <text:p>43,865</text:p>
          </table:table-cell>
          <table:table-cell office:value-type="float" office:value="44.479" calcext:value-type="float">
            <text:p>44,47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4.479" calcext:value-type="float">
            <text:p>44,479</text:p>
          </table:table-cell>
          <table:table-cell table:number-columns-repeated="3"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092" calcext:value-type="float">
            <text:p>45,092</text:p>
          </table:table-cell>
          <table:table-cell table:number-columns-repeated="5" office:value-type="float" office:value="45.399" calcext:value-type="float">
            <text:p>45,399</text:p>
          </table:table-cell>
          <table:table-cell office:value-type="float" office:value="45.092" calcext:value-type="float">
            <text:p>45,092</text:p>
          </table:table-cell>
          <table:table-cell office:value-type="float" office:value="45.706" calcext:value-type="float">
            <text:p>45,706</text:p>
          </table:table-cell>
          <table:table-cell office:value-type="float" office:value="45.092" calcext:value-type="float">
            <text:p>45,092</text:p>
          </table:table-cell>
          <table:table-cell office:value-type="float" office:value="44.479" calcext:value-type="float">
            <text:p>44,479</text:p>
          </table:table-cell>
          <table:table-cell office:value-type="float" office:value="43.252" calcext:value-type="float">
            <text:p>43,252</text:p>
          </table:table-cell>
          <table:table-cell office:value-type="float" office:value="42.945" calcext:value-type="float">
            <text:p>42,945</text:p>
          </table:table-cell>
          <table:table-cell table:style-name="ce15" table:formula="of:=AVERAGE([.B38:.Y38])" office:value-type="float" office:value="44.7086666666667" calcext:value-type="float">
            <text:p>44,70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office:value-type="float" office:value="43.865" calcext:value-type="float">
            <text:p>43,865</text:p>
          </table:table-cell>
          <table:table-cell office:value-type="float" office:value="44.479" calcext:value-type="float">
            <text:p>44,47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4.479" calcext:value-type="float">
            <text:p>44,479</text:p>
          </table:table-cell>
          <table:table-cell table:number-columns-repeated="3"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706" calcext:value-type="float">
            <text:p>45,706</text:p>
          </table:table-cell>
          <table:table-cell table:number-columns-repeated="5" office:value-type="float" office:value="46.012" calcext:value-type="float">
            <text:p>46,012</text:p>
          </table:table-cell>
          <table:table-cell table:number-columns-repeated="2" office:value-type="float" office:value="45.706" calcext:value-type="float">
            <text:p>45,706</text:p>
          </table:table-cell>
          <table:table-cell office:value-type="float" office:value="45.092" calcext:value-type="float">
            <text:p>45,092</text:p>
          </table:table-cell>
          <table:table-cell office:value-type="float" office:value="44.479" calcext:value-type="float">
            <text:p>44,479</text:p>
          </table:table-cell>
          <table:table-cell office:value-type="float" office:value="43.558" calcext:value-type="float">
            <text:p>43,558</text:p>
          </table:table-cell>
          <table:table-cell office:value-type="float" office:value="43.252" calcext:value-type="float">
            <text:p>43,252</text:p>
          </table:table-cell>
          <table:table-cell table:style-name="ce15" table:formula="of:=AVERAGE([.B39:.Y39])" office:value-type="float" office:value="44.9130833333333" calcext:value-type="float">
            <text:p>44,91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office:value-type="float" office:value="43.865" calcext:value-type="float">
            <text:p>43,865</text:p>
          </table:table-cell>
          <table:table-cell office:value-type="float" office:value="44.479" calcext:value-type="float">
            <text:p>44,479</text:p>
          </table:table-cell>
          <table:table-cell office:value-type="float" office:value="44.172" calcext:value-type="float">
            <text:p>44,172</text:p>
          </table:table-cell>
          <table:table-cell office:value-type="float" office:value="44.479" calcext:value-type="float">
            <text:p>44,479</text:p>
          </table:table-cell>
          <table:table-cell table:number-columns-repeated="3"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table:number-columns-repeated="4" office:value-type="float" office:value="44.785" calcext:value-type="float">
            <text:p>44,785</text:p>
          </table:table-cell>
          <table:table-cell office:value-type="float" office:value="45.706" calcext:value-type="float">
            <text:p>45,706</text:p>
          </table:table-cell>
          <table:table-cell table:number-columns-repeated="5" office:value-type="float" office:value="46.012" calcext:value-type="float">
            <text:p>46,012</text:p>
          </table:table-cell>
          <table:table-cell table:number-columns-repeated="2" office:value-type="float" office:value="45.706" calcext:value-type="float">
            <text:p>45,706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252" calcext:value-type="float">
            <text:p>43,252</text:p>
          </table:table-cell>
          <table:table-cell table:style-name="ce15" table:formula="of:=AVERAGE([.B40:.Y40])" office:value-type="float" office:value="44.9514166666667" calcext:value-type="float">
            <text:p>44,95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office:value-type="float" office:value="43.865" calcext:value-type="float">
            <text:p>43,865</text:p>
          </table:table-cell>
          <table:table-cell office:value-type="float" office:value="44.172" calcext:value-type="float">
            <text:p>44,172</text:p>
          </table:table-cell>
          <table:table-cell office:value-type="float" office:value="43.865" calcext:value-type="float">
            <text:p>43,865</text:p>
          </table:table-cell>
          <table:table-cell office:value-type="float" office:value="44.479" calcext:value-type="float">
            <text:p>44,479</text:p>
          </table:table-cell>
          <table:table-cell table:number-columns-repeated="3" office:value-type="float" office:value="44.785" calcext:value-type="float">
            <text:p>44,785</text:p>
          </table:table-cell>
          <table:table-cell office:value-type="float" office:value="44.172" calcext:value-type="float">
            <text:p>44,172</text:p>
          </table:table-cell>
          <table:table-cell table:number-columns-repeated="4" office:value-type="float" office:value="45.092" calcext:value-type="float">
            <text:p>45,092</text:p>
          </table:table-cell>
          <table:table-cell table:number-columns-repeated="6" office:value-type="float" office:value="46.012" calcext:value-type="float">
            <text:p>46,012</text:p>
          </table:table-cell>
          <table:table-cell table:number-columns-repeated="2" office:value-type="float" office:value="45.706" calcext:value-type="float">
            <text:p>45,706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252" calcext:value-type="float">
            <text:p>43,252</text:p>
          </table:table-cell>
          <table:table-cell table:style-name="ce15" table:formula="of:=AVERAGE([.B41:.Y41])" office:value-type="float" office:value="45.0025416666667" calcext:value-type="float">
            <text:p>45,00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office:value-type="float" office:value="43.865" calcext:value-type="float">
            <text:p>43,865</text:p>
          </table:table-cell>
          <table:table-cell office:value-type="float" office:value="44.172" calcext:value-type="float">
            <text:p>44,172</text:p>
          </table:table-cell>
          <table:table-cell office:value-type="float" office:value="43.865" calcext:value-type="float">
            <text:p>43,865</text:p>
          </table:table-cell>
          <table:table-cell office:value-type="float" office:value="44.479" calcext:value-type="float">
            <text:p>44,479</text:p>
          </table:table-cell>
          <table:table-cell table:number-columns-repeated="3" office:value-type="float" office:value="44.785" calcext:value-type="float">
            <text:p>44,785</text:p>
          </table:table-cell>
          <table:table-cell office:value-type="float" office:value="44.172" calcext:value-type="float">
            <text:p>44,172</text:p>
          </table:table-cell>
          <table:table-cell table:number-columns-repeated="4" office:value-type="float" office:value="45.092" calcext:value-type="float">
            <text:p>45,092</text:p>
          </table:table-cell>
          <table:table-cell table:number-columns-repeated="6" office:value-type="float" office:value="46.012" calcext:value-type="float">
            <text:p>46,012</text:p>
          </table:table-cell>
          <table:table-cell table:number-columns-repeated="2" office:value-type="float" office:value="45.706" calcext:value-type="float">
            <text:p>45,706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252" calcext:value-type="float">
            <text:p>43,252</text:p>
          </table:table-cell>
          <table:table-cell table:style-name="ce15" table:formula="of:=AVERAGE([.B42:.Y42])" office:value-type="float" office:value="45.0025416666667" calcext:value-type="float">
            <text:p>45,00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office:value-type="float" office:value="43.558" calcext:value-type="float">
            <text:p>43,558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558" calcext:value-type="float">
            <text:p>43,558</text:p>
          </table:table-cell>
          <table:table-cell office:value-type="float" office:value="44.172" calcext:value-type="float">
            <text:p>44,172</text:p>
          </table:table-cell>
          <table:table-cell table:number-columns-repeated="3" office:value-type="float" office:value="44.479" calcext:value-type="float">
            <text:p>44,479</text:p>
          </table:table-cell>
          <table:table-cell office:value-type="float" office:value="44.172" calcext:value-type="float">
            <text:p>44,172</text:p>
          </table:table-cell>
          <table:table-cell table:number-columns-repeated="4" office:value-type="float" office:value="45.092" calcext:value-type="float">
            <text:p>45,092</text:p>
          </table:table-cell>
          <table:table-cell table:number-columns-repeated="6" office:value-type="float" office:value="46.012" calcext:value-type="float">
            <text:p>46,012</text:p>
          </table:table-cell>
          <table:table-cell table:number-columns-repeated="2" office:value-type="float" office:value="45.706" calcext:value-type="float">
            <text:p>45,706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558" calcext:value-type="float">
            <text:p>43,558</text:p>
          </table:table-cell>
          <table:table-cell table:style-name="ce15" table:formula="of:=AVERAGE([.B43:.Y43])" office:value-type="float" office:value="44.925875" calcext:value-type="float">
            <text:p>44,92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office:value-type="float" office:value="43.252" calcext:value-type="float">
            <text:p>43,252</text:p>
          </table:table-cell>
          <table:table-cell office:value-type="float" office:value="44.172" calcext:value-type="float">
            <text:p>44,172</text:p>
          </table:table-cell>
          <table:table-cell office:value-type="float" office:value="43.865" calcext:value-type="float">
            <text:p>43,865</text:p>
          </table:table-cell>
          <table:table-cell office:value-type="float" office:value="44.785" calcext:value-type="float">
            <text:p>44,785</text:p>
          </table:table-cell>
          <table:table-cell table:number-columns-repeated="4" office:value-type="float" office:value="45.092" calcext:value-type="float">
            <text:p>45,092</text:p>
          </table:table-cell>
          <table:table-cell table:number-columns-repeated="10" office:value-type="float" office:value="46.012" calcext:value-type="float">
            <text:p>46,012</text:p>
          </table:table-cell>
          <table:table-cell table:number-columns-repeated="2" office:value-type="float" office:value="45.706" calcext:value-type="float">
            <text:p>45,706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558" calcext:value-type="float">
            <text:p>43,558</text:p>
          </table:table-cell>
          <table:table-cell table:style-name="ce15" table:formula="of:=AVERAGE([.B44:.Y44])" office:value-type="float" office:value="45.2325416666667" calcext:value-type="float">
            <text:p>45,23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office:value-type="float" office:value="43.558" calcext:value-type="float">
            <text:p>43,558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558" calcext:value-type="float">
            <text:p>43,558</text:p>
          </table:table-cell>
          <table:table-cell office:value-type="float" office:value="44.785" calcext:value-type="float">
            <text:p>44,785</text:p>
          </table:table-cell>
          <table:table-cell table:number-columns-repeated="4" office:value-type="float" office:value="45.092" calcext:value-type="float">
            <text:p>45,092</text:p>
          </table:table-cell>
          <table:table-cell table:number-columns-repeated="10" office:value-type="float" office:value="46.012" calcext:value-type="float">
            <text:p>46,012</text:p>
          </table:table-cell>
          <table:table-cell table:number-columns-repeated="2" office:value-type="float" office:value="45.706" calcext:value-type="float">
            <text:p>45,706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558" calcext:value-type="float">
            <text:p>43,558</text:p>
          </table:table-cell>
          <table:table-cell table:style-name="ce15" table:formula="of:=AVERAGE([.B45:.Y45])" office:value-type="float" office:value="45.2197083333333" calcext:value-type="float">
            <text:p>45,22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office:value-type="float" office:value="43.558" calcext:value-type="float">
            <text:p>43,558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558" calcext:value-type="float">
            <text:p>43,558</text:p>
          </table:table-cell>
          <table:table-cell office:value-type="float" office:value="44.785" calcext:value-type="float">
            <text:p>44,785</text:p>
          </table:table-cell>
          <table:table-cell table:number-columns-repeated="4" office:value-type="float" office:value="45.092" calcext:value-type="float">
            <text:p>45,092</text:p>
          </table:table-cell>
          <table:table-cell table:number-columns-repeated="10" office:value-type="float" office:value="46.012" calcext:value-type="float">
            <text:p>46,012</text:p>
          </table:table-cell>
          <table:table-cell table:number-columns-repeated="2" office:value-type="float" office:value="45.706" calcext:value-type="float">
            <text:p>45,706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558" calcext:value-type="float">
            <text:p>43,558</text:p>
          </table:table-cell>
          <table:table-cell table:style-name="ce15" table:formula="of:=AVERAGE([.B46:.Y46])" office:value-type="float" office:value="45.2197083333333" calcext:value-type="float">
            <text:p>45,22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number-columns-repeated="4" office:value-type="float" office:value="44.785" calcext:value-type="float">
            <text:p>44,785</text:p>
          </table:table-cell>
          <table:table-cell table:number-columns-repeated="4" office:value-type="float" office:value="45.092" calcext:value-type="float">
            <text:p>45,092</text:p>
          </table:table-cell>
          <table:table-cell table:number-columns-repeated="10" office:value-type="float" office:value="46.012" calcext:value-type="float">
            <text:p>46,012</text:p>
          </table:table-cell>
          <table:table-cell table:number-columns-repeated="2" office:value-type="float" office:value="45.706" calcext:value-type="float">
            <text:p>45,706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office:value-type="float" office:value="42.945" calcext:value-type="float">
            <text:p>42,945</text:p>
          </table:table-cell>
          <table:table-cell table:style-name="ce15" table:formula="of:=AVERAGE([.B47:.Y47])" office:value-type="float" office:value="45.33475" calcext:value-type="float">
            <text:p>45,33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number-columns-repeated="4" office:value-type="float" office:value="44.785" calcext:value-type="float">
            <text:p>44,785</text:p>
          </table:table-cell>
          <table:table-cell table:number-columns-repeated="4" office:value-type="float" office:value="45.092" calcext:value-type="float">
            <text:p>45,092</text:p>
          </table:table-cell>
          <table:table-cell table:number-columns-repeated="10" office:value-type="float" office:value="46.012" calcext:value-type="float">
            <text:p>46,012</text:p>
          </table:table-cell>
          <table:table-cell table:number-columns-repeated="2" office:value-type="float" office:value="45.706" calcext:value-type="float">
            <text:p>45,706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office:value-type="float" office:value="44.479" calcext:value-type="float">
            <text:p>44,479</text:p>
          </table:table-cell>
          <table:table-cell table:style-name="ce15" table:formula="of:=AVERAGE([.B48:.Y48])" office:value-type="float" office:value="45.3986666666667" calcext:value-type="float">
            <text:p>45,39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number-columns-repeated="4" office:value-type="float" office:value="44.785" calcext:value-type="float">
            <text:p>44,785</text:p>
          </table:table-cell>
          <table:table-cell table:number-columns-repeated="4" office:value-type="float" office:value="45.092" calcext:value-type="float">
            <text:p>45,092</text:p>
          </table:table-cell>
          <table:table-cell table:number-columns-repeated="10" office:value-type="float" office:value="46.012" calcext:value-type="float">
            <text:p>46,012</text:p>
          </table:table-cell>
          <table:table-cell table:number-columns-repeated="2" office:value-type="float" office:value="45.706" calcext:value-type="float">
            <text:p>45,706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office:value-type="float" office:value="44.479" calcext:value-type="float">
            <text:p>44,479</text:p>
          </table:table-cell>
          <table:table-cell table:style-name="ce15" table:formula="of:=AVERAGE([.B49:.Y49])" office:value-type="float" office:value="45.3986666666667" calcext:value-type="float">
            <text:p>45,39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number-columns-repeated="4" office:value-type="float" office:value="44.785" calcext:value-type="float">
            <text:p>44,785</text:p>
          </table:table-cell>
          <table:table-cell table:number-columns-repeated="4" office:value-type="float" office:value="45.092" calcext:value-type="float">
            <text:p>45,092</text:p>
          </table:table-cell>
          <table:table-cell table:number-columns-repeated="10" office:value-type="float" office:value="46.012" calcext:value-type="float">
            <text:p>46,012</text:p>
          </table:table-cell>
          <table:table-cell table:number-columns-repeated="2" office:value-type="float" office:value="45.706" calcext:value-type="float">
            <text:p>45,706</text:p>
          </table:table-cell>
          <table:table-cell office:value-type="float" office:value="45.399" calcext:value-type="float">
            <text:p>45,399</text:p>
          </table:table-cell>
          <table:table-cell office:value-type="float" office:value="44.785" calcext:value-type="float">
            <text:p>44,785</text:p>
          </table:table-cell>
          <table:table-cell office:value-type="float" office:value="43.865" calcext:value-type="float">
            <text:p>43,865</text:p>
          </table:table-cell>
          <table:table-cell office:value-type="float" office:value="44.479" calcext:value-type="float">
            <text:p>44,479</text:p>
          </table:table-cell>
          <table:table-cell table:style-name="ce15" table:formula="of:=AVERAGE([.B50:.Y50])" office:value-type="float" office:value="45.3986666666667" calcext:value-type="float">
            <text:p>45,39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number-columns-repeated="4" office:value-type="float" office:value="45.092" calcext:value-type="float">
            <text:p>45,092</text:p>
          </table:table-cell>
          <table:table-cell table:number-columns-repeated="4" office:value-type="float" office:value="45.399" calcext:value-type="float">
            <text:p>45,399</text:p>
          </table:table-cell>
          <table:table-cell table:number-columns-repeated="10" office:value-type="float" office:value="46.012" calcext:value-type="float">
            <text:p>46,012</text:p>
          </table:table-cell>
          <table:table-cell table:number-columns-repeated="2" office:value-type="float" office:value="45.706" calcext:value-type="float">
            <text:p>45,706</text:p>
          </table:table-cell>
          <table:table-cell office:value-type="float" office:value="43.865" calcext:value-type="float">
            <text:p>43,865</text:p>
          </table:table-cell>
          <table:table-cell office:value-type="float" office:value="43.252" calcext:value-type="float">
            <text:p>43,252</text:p>
          </table:table-cell>
          <table:table-cell office:value-type="float" office:value="42.331" calcext:value-type="float">
            <text:p>42,331</text:p>
          </table:table-cell>
          <table:table-cell office:value-type="float" office:value="40.491" calcext:value-type="float">
            <text:p>40,491</text:p>
          </table:table-cell>
          <table:table-cell table:style-name="ce15" table:formula="of:=AVERAGE([.B51:.Y51])" office:value-type="float" office:value="45.143125" calcext:value-type="float">
            <text:p>45,14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43.60124" calcext:value-type="float">
            <text:p>43,601</text:p>
          </table:table-cell>
          <table:table-cell table:style-name="ce15" table:formula="of:=AVERAGE([.C2:.C51])" office:value-type="float" office:value="44.61362" calcext:value-type="float">
            <text:p>44,614</text:p>
          </table:table-cell>
          <table:table-cell table:style-name="ce15" table:formula="of:=AVERAGE([.D2:.D51])" office:value-type="float" office:value="45.17804" calcext:value-type="float">
            <text:p>45,178</text:p>
          </table:table-cell>
          <table:table-cell table:style-name="ce15" table:formula="of:=AVERAGE([.E2:.E51])" office:value-type="float" office:value="45.46024" calcext:value-type="float">
            <text:p>45,460</text:p>
          </table:table-cell>
          <table:table-cell table:style-name="ce15" table:formula="of:=AVERAGE([.F2:.F51])" office:value-type="float" office:value="45.09212" calcext:value-type="float">
            <text:p>45,092</text:p>
          </table:table-cell>
          <table:table-cell table:style-name="ce15" table:formula="of:=AVERAGE([.G2:.G51])" office:value-type="float" office:value="45.06748" calcext:value-type="float">
            <text:p>45,067</text:p>
          </table:table-cell>
          <table:table-cell table:style-name="ce15" table:formula="of:=AVERAGE([.H2:.H51])" office:value-type="float" office:value="45.0122" calcext:value-type="float">
            <text:p>45,012</text:p>
          </table:table-cell>
          <table:table-cell table:style-name="ce15" table:formula="of:=AVERAGE([.I2:.I51])" office:value-type="float" office:value="44.1902" calcext:value-type="float">
            <text:p>44,190</text:p>
          </table:table-cell>
          <table:table-cell table:style-name="ce15" table:formula="of:=AVERAGE([.J2:.J51])" office:value-type="float" office:value="44.7116" calcext:value-type="float">
            <text:p>44,712</text:p>
          </table:table-cell>
          <table:table-cell table:style-name="ce15" table:formula="of:=AVERAGE([.K2:.K51])" office:value-type="float" office:value="44.7116" calcext:value-type="float">
            <text:p>44,712</text:p>
          </table:table-cell>
          <table:table-cell table:style-name="ce15" table:formula="of:=AVERAGE([.L2:.L51])" office:value-type="float" office:value="44.7116" calcext:value-type="float">
            <text:p>44,712</text:p>
          </table:table-cell>
          <table:table-cell table:style-name="ce15" table:formula="of:=AVERAGE([.M2:.M51])" office:value-type="float" office:value="44.2822" calcext:value-type="float">
            <text:p>44,282</text:p>
          </table:table-cell>
          <table:table-cell table:style-name="ce15" table:formula="of:=AVERAGE([.N2:.N51])" office:value-type="float" office:value="44.28828" calcext:value-type="float">
            <text:p>44,288</text:p>
          </table:table-cell>
          <table:table-cell table:style-name="ce15" table:formula="of:=AVERAGE([.O2:.O51])" office:value-type="float" office:value="44.92634" calcext:value-type="float">
            <text:p>44,926</text:p>
          </table:table-cell>
          <table:table-cell table:style-name="ce15" table:formula="of:=AVERAGE([.P2:.P51])" office:value-type="float" office:value="45.2391" calcext:value-type="float">
            <text:p>45,239</text:p>
          </table:table-cell>
          <table:table-cell table:style-name="ce15" table:formula="of:=AVERAGE([.Q2:.Q51])" office:value-type="float" office:value="45.2391" calcext:value-type="float">
            <text:p>45,239</text:p>
          </table:table-cell>
          <table:table-cell table:style-name="ce15" table:formula="of:=AVERAGE([.R2:.R51])" office:value-type="float" office:value="45.2391" calcext:value-type="float">
            <text:p>45,239</text:p>
          </table:table-cell>
          <table:table-cell table:style-name="ce15" table:formula="of:=AVERAGE([.S2:.S51])" office:value-type="float" office:value="45.2391" calcext:value-type="float">
            <text:p>45,239</text:p>
          </table:table-cell>
          <table:table-cell table:style-name="ce15" table:formula="of:=AVERAGE([.T2:.T51])" office:value-type="float" office:value="45.25778" calcext:value-type="float">
            <text:p>45,258</text:p>
          </table:table-cell>
          <table:table-cell table:style-name="ce15" table:formula="of:=AVERAGE([.U2:.U51])" office:value-type="float" office:value="45.9202" calcext:value-type="float">
            <text:p>45,920</text:p>
          </table:table-cell>
          <table:table-cell table:style-name="ce15" table:formula="of:=AVERAGE([.V2:.V51])" office:value-type="float" office:value="45.3499" calcext:value-type="float">
            <text:p>45,350</text:p>
          </table:table-cell>
          <table:table-cell table:style-name="ce15" table:formula="of:=AVERAGE([.W2:.W51])" office:value-type="float" office:value="44.41728" calcext:value-type="float">
            <text:p>44,417</text:p>
          </table:table-cell>
          <table:table-cell table:style-name="ce15" table:formula="of:=AVERAGE([.X2:.X51])" office:value-type="float" office:value="42.55844" calcext:value-type="float">
            <text:p>42,558</text:p>
          </table:table-cell>
          <table:table-cell table:style-name="ce15" table:formula="of:=AVERAGE([.Y2:.Y51])" office:value-type="float" office:value="42.46648" calcext:value-type="float">
            <text:p>42,466</text:p>
          </table:table-cell>
          <table:table-cell table:style-name="ce20"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4" table:number-columns-repeated="2"/>
          <table:table-cell table:style-name="ce19" table:number-columns-repeated="23"/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4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table:formula="of:=MAX([.B2:.Y51])" office:value-type="float" office:value="46.933" calcext:value-type="float">
            <text:p>46,933</text:p>
          </table:table-cell>
          <table:table-cell table:style-name="ce24" table:formula="of:=MIN([.B2:.Y51])" office:value-type="float" office:value="39.877" calcext:value-type="float">
            <text:p>39,877</text:p>
          </table:table-cell>
          <table:table-cell table:style-name="ce24" table:formula="of:=AVERAGE([.B2:.Y51])" office:value-type="float" office:value="44.6988849999999" calcext:value-type="float">
            <text:p>44,699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4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Z2:.Z51])" office:value-type="float" office:value="45.3986666666667" calcext:value-type="float">
            <text:p>45,399</text:p>
          </table:table-cell>
          <table:table-cell table:style-name="ce24" table:formula="of:=MIN([.Z2:.Z51])" office:value-type="float" office:value="43.85225" calcext:value-type="float">
            <text:p>43,852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B52:.Y52])" office:value-type="float" office:value="45.9202" calcext:value-type="float">
            <text:p>45,920</text:p>
          </table:table-cell>
          <table:table-cell table:style-name="ce24" table:formula="of:=MIN([.B52:.Y52])" office:value-type="float" office:value="42.46648" calcext:value-type="float">
            <text:p>42,466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1:40:01.31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5M5S</meta:editing-duration>
    <meta:editing-cycles>4</meta:editing-cycles>
    <meta:generator>LibreOffice/6.2.3.2$Windows_X86_64 LibreOffice_project/aecc05fe267cc68dde00352a451aa867b3b546ac</meta:generator>
    <meta:creation-date>2020-03-25T17:05:15.815000000</meta:creation-date>
    <dc:date>2020-03-29T21:44:09.406000000</dc:date>
    <meta:document-statistic meta:table-count="1" meta:cell-count="1365" meta:object-count="0"/>
  </office:meta>
</office:document-meta>
</file>